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4.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cm" svg:height="0.9cm" svg:x="1.2cm" svg:y="7cm">
          <text:p text:style-name="P1"><text:span text:style-name="T1">Call Allo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cm" svg:y1="7.45cm" svg:x2="7.2cm" svg:y2="7.45cm" draw:start-shape="id1" draw:start-glue-point="1" svg:d="M6000 7450h1200" svg:viewBox="0 0 1201 1">
          <text:p/>
        </draw:connector>
        <draw:custom-shape draw:style-name="gr1" draw:text-style-name="P1" xml:id="id2" draw:id="id2" draw:layer="layout" svg:width="4.8cm" svg:height="0.9cm" svg:x="7.2cm" svg:y="7cm">
          <text:p text:style-name="P1"><text:span text:style-name="T1">Engine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cm" svg:y1="7.45cm" svg:x2="14.6cm" svg:y2="7.5cm" draw:start-shape="id2" draw:start-glue-point="1" draw:end-shape="id3" draw:end-glue-point="3" svg:d="M12000 7450h1300v50h1300" svg:viewBox="0 0 2601 51">
          <text:p/>
        </draw:connector>
        <draw:custom-shape draw:style-name="gr3" draw:text-style-name="P1" xml:id="id3" draw:id="id3" draw:layer="layout" svg:width="4.8cm" svg:height="1.8cm" svg:x="14.6cm" svg:y="6.6cm">
          <text:p text:style-name="P1"><text:span text:style-name="T1">Invoice Copy</text:span></text:p>
          <text:p text:style-name="P1"><text:span text:style-name="T1">Collection</text:span></text:p>
          <text:p text:style-name="P1"><text:span text:style-name="T1">Defective Pa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cm" svg:height="0.8cm" svg:x="12.1cm" svg:y="7.7cm">
          <draw:text-box>
            <text:p text:style-name="P3"><text:span text:style-name="T2">Closed</text:span></text:p>
          </draw:text-box>
        </draw:frame>
        <draw:custom-shape draw:style-name="gr1" draw:text-style-name="P1" xml:id="id4" draw:id="id4" draw:layer="layout" svg:width="4.8cm" svg:height="0.9cm" svg:x="3.8cm" svg:y="10.4cm">
          <text:p text:style-name="P1"><text:span text:style-name="T1">Worksho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6cm" svg:y1="7.9cm" svg:x2="6.2cm" svg:y2="10.4cm" draw:start-shape="id2" draw:start-glue-point="2" draw:end-shape="id4" draw:end-glue-point="0" svg:d="M9600 7900v1250h-3400v1250" svg:viewBox="0 0 3401 2501">
          <text:p/>
        </draw:connector>
        <draw:frame draw:style-name="gr4" draw:text-style-name="P4" draw:layer="layout" svg:width="2.6cm" svg:height="0.8cm" svg:x="4.2cm" svg:y="9.6cm">
          <draw:text-box>
            <text:p text:style-name="P3"><text:span text:style-name="T2">Pickup</text:span></text:p>
          </draw:text-box>
        </draw:frame>
        <draw:custom-shape draw:style-name="gr1" draw:text-style-name="P1" xml:id="id5" draw:id="id5" draw:layer="layout" svg:width="4.8cm" svg:height="0.9cm" svg:x="9.9cm" svg:y="10.4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6cm" svg:y1="7.9cm" svg:x2="12.3cm" svg:y2="10.4cm" draw:start-shape="id2" draw:start-glue-point="2" draw:end-shape="id5" draw:end-glue-point="0" svg:d="M9600 7900v1250h2700v1250" svg:viewBox="0 0 2701 2501">
          <text:p/>
        </draw:connector>
        <draw:frame draw:style-name="gr4" draw:text-style-name="P4" draw:layer="layout" svg:width="2.6cm" svg:height="0.8cm" svg:x="9.9cm" svg:y="9.5cm">
          <draw:text-box>
            <text:p text:style-name="P3"><text:span text:style-name="T2">Part Reqd</text:span></text:p>
          </draw:text-box>
        </draw:frame>
        <draw:frame draw:style-name="gr4" draw:text-style-name="P4" draw:layer="layout" svg:width="2.6cm" svg:height="0.8cm" svg:x="7.5cm" svg:y="8cm">
          <draw:text-box>
            <text:p text:style-name="P3"><text:span text:style-name="T2">Pending</text:span></text:p>
          </draw:text-box>
        </draw:frame>
        <draw:custom-shape draw:style-name="gr1" draw:text-style-name="P1" xml:id="id6" draw:id="id6" draw:layer="layout" svg:width="4.8cm" svg:height="0.9cm" svg:x="14.9cm" svg:y="12cm">
          <text:p text:style-name="P1"><text:span text:style-name="T1">Cashier / Accoun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4cm" svg:y1="7.5cm" svg:x2="17.3cm" svg:y2="12cm" draw:start-shape="id3" draw:start-glue-point="1" draw:end-shape="id6" draw:end-glue-point="0" svg:d="M19400 7500h501v2700h-2601v1800" svg:viewBox="0 0 2602 4501">
          <text:p/>
        </draw:connector>
        <draw:connector draw:style-name="gr2" draw:text-style-name="P2" draw:layer="layout" svg:x1="17cm" svg:y1="8.4cm" svg:x2="14.7cm" svg:y2="10.85cm" draw:start-shape="id3" draw:start-glue-point="2" draw:end-shape="id5" draw:end-glue-point="1" svg:d="M17000 8400v2450h-2300" svg:viewBox="0 0 2301 2451">
          <text:p/>
        </draw:connector>
        <draw:frame draw:style-name="gr5" draw:text-style-name="P4" draw:layer="layout" svg:width="2.3cm" svg:height="1.199cm" svg:x="14.6cm" svg:y="9.7cm">
          <draw:text-box>
            <text:p text:style-name="P3"><text:span text:style-name="T2">Defective Part</text:span></text:p>
          </draw:text-box>
        </draw:frame>
        <draw:frame draw:style-name="gr4" draw:text-style-name="P4" draw:layer="layout" svg:width="2.6cm" svg:height="0.8cm" svg:x="17.3cm" svg:y="11.1cm">
          <draw:text-box>
            <text:p text:style-name="P3"><text:span text:style-name="T2">Cash</text:span></text:p>
          </draw:text-box>
        </draw:frame>
        <draw:custom-shape draw:style-name="gr1" draw:text-style-name="P1" xml:id="id7" draw:id="id7" draw:layer="layout" svg:width="4.8cm" svg:height="0.9cm" svg:x="9.9cm" svg:y="13.2cm">
          <text:p text:style-name="P1"><text:span text:style-name="T1">Part Or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cm" svg:height="0.9cm" svg:x="3.6cm" svg:y="13.2cm">
          <text:p text:style-name="P1"><text:span text:style-name="T1">Part Recvd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3cm" svg:y1="11.3cm" svg:x2="12.3cm" svg:y2="13.2cm" draw:start-shape="id5" draw:start-glue-point="2" draw:end-shape="id7" draw:end-glue-point="0" svg:d="M12300 11300v1900" svg:viewBox="0 0 1 1901">
          <text:p/>
        </draw:connector>
        <draw:connector draw:style-name="gr2" draw:text-style-name="P2" draw:layer="layout" svg:x1="9.9cm" svg:y1="13.65cm" svg:x2="8.4cm" svg:y2="13.65cm" draw:start-shape="id7" draw:start-glue-point="3" draw:end-shape="id8" draw:end-glue-point="1" svg:d="M9900 13650h-1500" svg:viewBox="0 0 1501 1">
          <text:p/>
        </draw:connector>
        <draw:connector draw:style-name="gr2" draw:text-style-name="P2" draw:layer="layout" svg:x1="3.6cm" svg:y1="13.65cm" svg:x2="3.6cm" svg:y2="7.9cm" draw:start-shape="id8" draw:start-glue-point="3" draw:end-shape="id1" draw:end-glue-point="2" svg:d="M3600 13650h-501v-3100h501v-2650" svg:viewBox="0 0 502 5751">
          <text:p/>
        </draw:connector>
        <draw:frame draw:style-name="gr6" draw:text-style-name="P5" draw:layer="layout" svg:width="19cm" svg:height="1.3cm" svg:x="1cm" svg:y="1.4cm">
          <draw:text-box>
            <text:p text:style-name="P2">Call Management – Overall Flow</text:p>
          </draw:text-box>
        </draw:frame>
        <draw:custom-shape draw:style-name="gr1" draw:text-style-name="P1" xml:id="id9" draw:id="id9" draw:layer="layout" svg:width="4.8cm" svg:height="0.9cm" svg:x="1.2cm" svg:y="3.9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6cm" svg:y1="4.8cm" svg:x2="3.6cm" svg:y2="7cm" draw:start-shape="id9" draw:start-glue-point="2" draw:end-shape="id1" draw:end-glue-point="0" svg:d="M3600 4800v2200" svg:viewBox="0 0 1 2201">
          <text:p/>
        </draw:connector>
        <draw:frame draw:style-name="gr7" draw:text-style-name="P4" draw:layer="layout" svg:width="4.3cm" svg:height="2.621cm" svg:x="3.7cm" svg:y="5cm">
          <draw:text-box>
            <text:p text:style-name="P3"><text:span text:style-name="T2">CRM Ticket ID</text:span></text:p>
            <text:p text:style-name="P3"><text:span text:style-name="T2">Customer Details</text:span></text:p>
            <text:p text:style-name="P3"><text:span text:style-name="T2">Fault Details</text:span></text:p>
          </draw:text-box>
        </draw:frame>
        <draw:custom-shape draw:style-name="gr1" draw:text-style-name="P1" xml:id="id10" draw:id="id10" draw:layer="layout" svg:width="4.8cm" svg:height="0.9cm" svg:x="6.9cm" svg:y="11.8cm">
          <text:p text:style-name="P1"><text:span text:style-name="T1">Gas Tea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6cm" svg:y1="7.9cm" svg:x2="9.3cm" svg:y2="11.8cm" draw:start-shape="id2" draw:start-glue-point="2" draw:end-shape="id10" draw:end-glue-point="0" svg:d="M9600 7900v1950h-300v1950" svg:viewBox="0 0 301 3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0:45:51.670622454</meta:creation-date>
    <meta:print-date>2017-12-04T11:32:31.706054265</meta:print-date>
    <dc:date>2017-12-04T13:06:26.795916088</dc:date>
    <meta:editing-duration>PT1H28M12S</meta:editing-duration>
    <meta:editing-cycles>1</meta:editing-cycles>
    <meta:document-statistic meta:object-count="29"/>
    <meta:generator>LibreOffice_Vanilla/5.4.4.3$MacOSX_X86_64 LibreOffice_project/327ad42f4b641f37cf4dd9936346bc386252669a</meta:generator>
  </office:meta>
</office:document-meta>
</file>